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dbb1" officeooo:paragraph-rsid="0010dbb1"/>
    </style:style>
    <style:style style:name="P2" style:family="paragraph" style:parent-style-name="Standard">
      <style:text-properties officeooo:rsid="00140e61" officeooo:paragraph-rsid="001631b0"/>
    </style:style>
    <style:style style:name="T1" style:family="text">
      <style:text-properties officeooo:rsid="00140e61"/>
    </style:style>
    <style:style style:name="T2" style:family="text">
      <style:text-properties officeooo:rsid="001631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dan Danbury and Mai Phuong Vu</text:p>
      <text:p text:style-name="P1">P.O. Box: 3356 4712</text:p>
      <text:p text:style-name="P1">Loop Invariant Lab</text:p>
      <text:p text:style-name="P1"/>
      <text:p text:style-name="P1">1. (r_spot –<text:span text:style-name="T1"> l_spot &gt; 1</text:span>); this is correct since at this point in the partition procedure, no more elements in the array need to be partitioned.</text:p>
      <text:p text:style-name="P2">6. <text:span text:style-name="T2">We will be implementing invariants A and B, where the unsorted segment is after blue and before blue respectively. We will use numbers to represent colors in in this example with the color red corresponding to 0, white to 1, and blue to 2. In both invariants, we will use variables red, white, blue, and unsorted corresponding to their particular segments of the array “a”. For A, our invariant will be unsorted &lt; the length of a, as once unsorted reaches the length of a, the array will have been completely sorted. All four variables are initialized to 0, as the sorted segments blue, white, and red contain no values, and they are located before unsorted; and, unsorted is also at 0 because the entire array is unsorted at the outset.</text:span></text:p>
      <text:p text:style-name="P2"><text:span text:style-name="T2"><text:tab/>For B, our invariant will be unsorted &lt; blue. This is because the unsorted segment exists between the white and the blue segments, so once unsorted reaches blue, the white and blue segments will be adjacent, and the flag will be sorted. The variables red, white and unsorted are initialized to 0, like in A, because the red and white segments are empty and appear before the unsorted segment, which, like in A, is the entire array (starts at 0). Meanwhile, blue is initialized as the length of a. This is because there exist no values in blue, and blue exists after unsorted, whose last value is length –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3:48:47.030832550</meta:creation-date>
    <dc:date>2018-10-18T21:24:00.834402497</dc:date>
    <meta:editing-duration>PT1H1M50S</meta:editing-duration>
    <meta:editing-cycles>3</meta:editing-cycles>
    <meta:generator>LibreOffice/5.2.7.2$Linux_X86_64 LibreOffice_project/20m0$Build-2</meta:generator>
    <meta:document-statistic meta:table-count="0" meta:image-count="0" meta:object-count="0" meta:page-count="1" meta:paragraph-count="6" meta:word-count="280" meta:character-count="1559" meta:non-whitespace-character-count="1282"/>
  </office:meta>
</office:document-meta>
</file>